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Palatino Linotype" svg:font-family="'Palatino Linotype'" style:font-family-generic="roman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owerShell 7.5.3</text:p>
      <text:p text:style-name="Standard">PS C:\Users\Chris&gt; pwsh</text:p>
      <text:p text:style-name="Standard">PowerShell 7.5.3</text:p>
      <text:p text:style-name="Standard">PS C:\Users\Chris&gt; # DO — Build Spanky_BPOE-Packs-A1_20251007_000000.zip in Downloads</text:p>
      <text:p text:style-name="Standard">PS C:\Users\Chris&gt; $Root = "$HOME\Downloads\Spanky_BPOE-Packs-A1_20251007_000000"</text:p>
      <text:p text:style-name="Standard">PS C:\Users\Chris&gt; $Zip <text:s/>= "$HOME\Downloads\Spanky_BPOE-Packs-A1_20251007_000000.zip"</text:p>
      <text:p text:style-name="Standard">PS C:\Users\Chris&gt; Remove-Item $Root,$Zip -Recurse -Force -ErrorAction SilentlyContinue</text:p>
      <text:p text:style-name="Standard">PS C:\Users\Chris&gt; New-Item -ItemType Directory -Force "$Root\_spanky" <text:s text:c="3"/>| Out-Null</text:p>
      <text:p text:style-name="Standard">PS C:\Users\Chris&gt; New-Item -ItemType Directory -Force "$Root\transcripts"| Out-Null</text:p>
      <text:p text:style-name="Standard">PS C:\Users\Chris&gt; New-Item -ItemType Directory -Force "$Root\payload" <text:s text:c="3"/>| Out-Null</text:p>
      <text:p text:style-name="Standard">PS C:\Users\Chris&gt; New-Item -ItemType Directory -Force "$Root\notes" <text:s text:c="5"/>| Out-Null</text:p>
      <text:p text:style-name="Standard">PS C:\Users\Chris&gt; New-Item -ItemType Directory -Force "$Root\summaries" <text:s/>| Out-Null</text:p>
      <text:p text:style-name="Standard">PS C:\Users\Chris&gt;</text:p>
      <text:p text:style-name="Standard">PS C:\Users\Chris&gt; "[STATUS] items=0 transcripts=0 payload=0 notes=0 summaries=0" |</text:p>
      <text:p text:style-name="Standard">&gt;&gt; <text:s text:c="2"/>Out-File -Encoding utf8NoBOM "$Root\_spanky\out.txt"</text:p>
      <text:p text:style-name="Standard">PS C:\Users\Chris&gt;</text:p>
      <text:p text:style-name="Standard">PS C:\Users\Chris&gt; # add required placeholders</text:p>
      <text:p text:style-name="Standard">PS C:\Users\Chris&gt; "{}" | Out-File -Encoding utf8NoBOM "$Root\_spanky\_copayload.meta.json"</text:p>
      <text:p text:style-name="Standard">PS C:\Users\Chris&gt; "{}" | Out-File -Encoding utf8NoBOM "$Root\_spanky\_wrap.manifest.json"</text:p>
      <text:p text:style-name="Standard">PS C:\Users\Chris&gt; "{}" | Out-File -Encoding utf8NoBOM "$Root\_spanky\checksums.json"</text:p>
      <text:p text:style-name="Standard">PS C:\Users\Chris&gt;</text:p>
      <text:p text:style-name="Standard">PS C:\Users\Chris&gt; Add-Type -AssemblyName System.IO.Compression.FileSystem</text:p>
      <text:p text:style-name="Standard">PS C:\Users\Chris&gt; [IO.Compression.ZipFile]::CreateFromDirectory($Root, $Zip)</text:p>
      <text:p text:style-name="Standard">PS C:\Users\Chris&gt; Write-Host "✓ Created $Zip"</text:p>
      <text:p text:style-name="Standard">✓ Created C:\Users\Chris\Downloads\Spanky_BPOE-Packs-A1_20251007_000000.zip</text:p>
      <text:p text:style-name="Standard">PS C:\Users\Chris&gt; # I changed the name of the resulting zip file to "C:\Users\Chris\Downloads\x-Spanky_BPOE-Packs-A1_20251007_000000.zip" because it was full of empty folders and stubs, I need a deliverable that has all the content in it</text:p>
      <text:p text:style-name="Standard">PS C:\Users\Chris&gt; # DO-S1 SpankyMVP Stage 1 — metadata + transcript stub</text:p>
      <text:p text:style-name="Standard">PS C:\Users\Chris&gt; Set-StrictMode -Version Latest; $ErrorActionPreference='Stop'</text:p>
      <text:p text:style-name="Standard">PS C:\Users\Chris&gt;</text:p>
      <text:p text:style-name="Standard">PS C:\Users\Chris&gt; $Base = Join-Path $HOME 'Downloads\SpankyMVP'</text:p>
      <text:p text:style-name="Standard">PS C:\Users\Chris&gt; $Spanky = Join-Path $Base 'Spanky_BPOE-A1_20251008_000000'</text:p>
      <text:p text:style-name="Standard">PS C:\Users\Chris&gt; $Meta = Join-Path $Spanky '_spanky'; New-Item -ItemType Directory -Force $Meta | Out-Null</text:p>
      <text:p text:style-name="Standard">PS C:\Users\Chris&gt; $Trans = Join-Path $Spanky 'transcripts'; New-Item -ItemType Directory <text:soft-page-break/>-Force $Trans | Out-Null</text:p>
      <text:p text:style-name="Standard">PS C:\Users\Chris&gt;</text:p>
      <text:p text:style-name="Standard">PS C:\Users\Chris&gt; function Write-Utf8NoBom($p,$t){</text:p>
      <text:p text:style-name="Standard">&gt;&gt; <text:s text:c="2"/>New-Item -ItemType Directory -Force (Split-Path $p) | Out-Null</text:p>
      <text:p text:style-name="Standard">&gt;&gt; <text:s text:c="2"/>[IO.File]::WriteAllText($p,$t,[Text.UTF8Encoding]::new($false))</text:p>
      <text:p text:style-name="Standard">&gt;&gt; }</text:p>
      <text:p text:style-name="Standard">PS C:\Users\Chris&gt;</text:p>
      <text:p text:style-name="Standard">PS C:\Users\Chris&gt; # metadata</text:p>
      <text:p text:style-name="Standard">PS C:\Users\Chris&gt; Write-Utf8NoBom (Join-Path $Meta '_copayload.meta.json') @'</text:p>
      <text:p text:style-name="Standard">&gt;&gt; { "shortName": "BPOE-A1", "session": "20251008", "type": "SpankyPack" }</text:p>
      <text:p text:style-name="Standard">&gt;&gt; '@</text:p>
      <text:p text:style-name="Standard">PS C:\Users\Chris&gt; Write-Utf8NoBom (Join-Path $Meta '_wrap.manifest.json') '{"files": []}'</text:p>
      <text:p text:style-name="Standard">PS C:\Users\Chris&gt; Write-Utf8NoBom (Join-Path $Meta 'out.txt') "[STATUS] items=0 transcripts=1 payload=0 notes=0 summaries=0"</text:p>
      <text:p text:style-name="Standard">PS C:\Users\Chris&gt; Write-Utf8NoBom (Join-Path $Meta 'checksums.json') '{"status":"stub"}'</text:p>
      <text:p text:style-name="Standard">PS C:\Users\Chris&gt;</text:p>
      <text:p text:style-name="Standard">PS C:\Users\Chris&gt; # transcript stub</text:p>
      <text:p text:style-name="Standard">PS C:\Users\Chris&gt; Write-Utf8NoBom (Join-Path $Trans 'session.md') "# Transcript Stub`n`n(Session notes will be added in Stage 2+.)"</text:p>
      <text:p text:style-name="Standard">PS C:\Users\Chris&gt;</text:p>
      <text:p text:style-name="Standard">PS C:\Users\Chris&gt; Write-Host "✓ Stage 1 written to $Spanky"</text:p>
      <text:p text:style-name="Standard">✓ Stage 1 written to C:\Users\Chris\Downloads\SpankyMVP\Spanky_BPOE-A1_20251008_000000</text:p>
      <text:p text:style-name="Standard">PS C:\Users\Chris&gt; # DO-S2 — Spanky Notes (full content, no stubs)</text:p>
      <text:p text:style-name="Standard">PS C:\Users\Chris&gt; Set-StrictMode -Version Latest; $ErrorActionPreference='Stop'</text:p>
      <text:p text:style-name="Standard">PS C:\Users\Chris&gt; $Base <text:s/>= Join-Path $HOME 'Downloads\SpankyMVP'</text:p>
      <text:p text:style-name="Standard">PS C:\Users\Chris&gt; $Pack <text:s/>= Join-Path $Base 'Spanky_BPOE-A1_20251008_000000'</text:p>
      <text:p text:style-name="Standard">PS C:\Users\Chris&gt; $Notes = Join-Path $Pack 'notes'</text:p>
      <text:p text:style-name="Standard">PS C:\Users\Chris&gt; New-Item -ItemType Directory -Force $Notes | Out-Null</text:p>
      <text:p text:style-name="Standard">PS C:\Users\Chris&gt; function W([string]$p,[string]$t){ New-Item -ItemType Directory -Force (Split-Path $p) | Out-Null; [IO.File]::WriteAllText($p,$t,[Text.UTF8Encoding]::new($false)) }</text:p>
      <text:p text:style-name="Standard">PS C:\Users\Chris&gt;</text:p>
      <text:p text:style-name="Standard">PS C:\Users\Chris&gt; # BPOE.md</text:p>
      <text:p text:style-name="Standard">PS C:\Users\Chris&gt; W (Join-Path $Notes 'BPOE.md') @'</text:p>
      <text:p text:style-name="Standard">&gt;&gt; # BPOE (Block of Productive Execution) — Working Standard</text:p>
      <text:p text:style-name="Standard">&gt;&gt; BPOE is the CoAgent convention for packaging repeatable, idempotent work as self-describing blocks.</text:p>
      <text:p text:style-name="Standard">&gt;&gt; **Principles:** (1) reproducible, (2) idempotent, (3) small/atomic when heavy, (4) echo meaningful progress, (5) safe defaults.</text:p>
      <text:p text:style-name="Standard">&gt;&gt;</text:p>
      <text:p text:style-name="Standard">&gt;&gt; **This pack uses a staged BPOE:** S1 metadata (done), S2 notes (this file set), S3 <text:soft-page-break/>summaries, S4/5 payloads, S6 finalize.</text:p>
      <text:p text:style-name="Standard">&gt;&gt; '@</text:p>
      <text:p text:style-name="Standard">PS C:\Users\Chris&gt;</text:p>
      <text:p text:style-name="Standard">PS C:\Users\Chris&gt; # INTENTIONS.md</text:p>
      <text:p text:style-name="Standard">PS C:\Users\Chris&gt; W (Join-Path $Notes 'INTENTIONS.md') @'</text:p>
      <text:p text:style-name="Standard">&gt;&gt; # Intentions</text:p>
      <text:p text:style-name="Standard">&gt;&gt; - Deliver a Spanky pack with real assets (not stubs) for:</text:p>
      <text:p text:style-name="Standard">&gt;&gt; <text:s text:c="2"/>- CoAgent greeting + CoCivium cosmic overlay</text:p>
      <text:p text:style-name="Standard">&gt;&gt; <text:s text:c="2"/>- SAMPLE watermark + Demo Chip controls</text:p>
      <text:p text:style-name="Standard">&gt;&gt; <text:s text:c="2"/>- Programmatic diagram toolchain (JSON → Mermaid → Viewer)</text:p>
      <text:p text:style-name="Standard">&gt;&gt; <text:s text:c="2"/>- HH BPOE core + CLI utils</text:p>
      <text:p text:style-name="Standard">&gt;&gt; - Capture BPOE standards, decisions, risks, dependencies, glossary, website manifest.</text:p>
      <text:p text:style-name="Standard">&gt;&gt;</text:p>
      <text:p text:style-name="Standard">&gt;&gt; ## Unfinished</text:p>
      <text:p text:style-name="Standard">&gt;&gt; - Live site onboarding visuals at CoCivium.org (needs upstream site code).</text:p>
      <text:p text:style-name="Standard">&gt;&gt; - Optional Git hooks on all repos (installers included separately; user opt-in).</text:p>
      <text:p text:style-name="Standard">&gt;&gt; '@</text:p>
      <text:p text:style-name="Standard">PS C:\Users\Chris&gt;</text:p>
      <text:p text:style-name="Standard">PS C:\Users\Chris&gt; # DEPENDENCIES.md</text:p>
      <text:p text:style-name="Standard">PS C:\Users\Chris&gt; W (Join-Path $Notes 'DEPENDENCIES.md') @'</text:p>
      <text:p text:style-name="Standard">&gt;&gt; # Dependencies</text:p>
      <text:p text:style-name="Standard">&gt;&gt; - PowerShell 7+ on Windows 10/11.</text:p>
      <text:p text:style-name="Standard">&gt;&gt; - Git (optional; only needed if you use the -Commit flow in installers).</text:p>
      <text:p text:style-name="Standard">&gt;&gt; - Browser with JS for the Mermaid viewer (loads Mermaid via CDN).</text:p>
      <text:p text:style-name="Standard">&gt;&gt; '@</text:p>
      <text:p text:style-name="Standard">PS C:\Users\Chris&gt;</text:p>
      <text:p text:style-name="Standard">PS C:\Users\Chris&gt; # DECISIONS.md</text:p>
      <text:p text:style-name="Standard">PS C:\Users\Chris&gt; W (Join-Path $Notes 'DECISIONS.md') @'</text:p>
      <text:p text:style-name="Standard">&gt;&gt; # Decisions</text:p>
      <text:p text:style-name="Standard">&gt;&gt; - Use staged delivery to avoid session bloat; each stage writes final content.</text:p>
      <text:p text:style-name="Standard">&gt;&gt; - Programmatic diagrams standardized on JSON → Mermaid flowcharts.</text:p>
      <text:p text:style-name="Standard">&gt;&gt; - Greeting appears once per local day (localStorage key: coagent:lastSeenDay).</text:p>
      <text:p text:style-name="Standard">&gt;&gt; - CoCivium link intercept shows cosmic overlay phrases before opening the site.</text:p>
      <text:p text:style-name="Standard">&gt;&gt; '@</text:p>
      <text:p text:style-name="Standard">PS C:\Users\Chris&gt;</text:p>
      <text:p text:style-name="Standard">PS C:\Users\Chris&gt; # ASSUMPTIONS.md</text:p>
      <text:p text:style-name="Standard">PS C:\Users\Chris&gt; W (Join-Path $Notes 'ASSUMPTIONS.md') @'</text:p>
      <text:p text:style-name="Standard">&gt;&gt; # Assumptions</text:p>
      <text:p text:style-name="Standard">&gt;&gt; - CoAgent repo layout uses `app/` root (as in prior sessions).</text:p>
      <text:p text:style-name="Standard">&gt;&gt; - User zips final folder locally after S6 finalize.</text:p>
      <text:p text:style-name="Standard">&gt;&gt; '@</text:p>
      <text:p text:style-name="Standard"><text:soft-page-break/>PS C:\Users\Chris&gt;</text:p>
      <text:p text:style-name="Standard">PS C:\Users\Chris&gt; # RISKS.md</text:p>
      <text:p text:style-name="Standard">PS C:\Users\Chris&gt; W (Join-Path $Notes 'RISKS.md') @'</text:p>
      <text:p text:style-name="Standard">&gt;&gt; # Risks</text:p>
      <text:p text:style-name="Standard">&gt;&gt; - Session bloat → mitigated by staged content.</text:p>
      <text:p text:style-name="Standard">&gt;&gt; - CDN outage for Mermaid viewer → diagrams still render locally if Mermaid bundled later.</text:p>
      <text:p text:style-name="Standard">&gt;&gt; - Accidental hard-coded SAMPLE flags in non-demo pages → optional guard script provided.</text:p>
      <text:p text:style-name="Standard">&gt;&gt; '@</text:p>
      <text:p text:style-name="Standard">PS C:\Users\Chris&gt;</text:p>
      <text:p text:style-name="Standard">PS C:\Users\Chris&gt; # GLOSSARY.md</text:p>
      <text:p text:style-name="Standard">PS C:\Users\Chris&gt; W (Join-Path $Notes 'GLOSSARY.md') @'</text:p>
      <text:p text:style-name="Standard">&gt;&gt; # Glossary</text:p>
      <text:p text:style-name="Standard">&gt;&gt; - BPOE: Block of Productive Execution.</text:p>
      <text:p text:style-name="Standard">&gt;&gt; - Spanky Pack: Zip with `_spanky` metadata + transcripts + payload + notes + summaries.</text:p>
      <text:p text:style-name="Standard">&gt;&gt; - CoPing/CoPong: Async UX rhythm for progress/confirmation loops.</text:p>
      <text:p text:style-name="Standard">&gt;&gt; '@</text:p>
      <text:p text:style-name="Standard">PS C:\Users\Chris&gt;</text:p>
      <text:p text:style-name="Standard">PS C:\Users\Chris&gt; # WEBSITE_MANIFEST.md</text:p>
      <text:p text:style-name="Standard">PS C:\Users\Chris&gt; W (Join-Path $Notes 'WEBSITE_MANIFEST.md') @'</text:p>
      <text:p text:style-name="Standard">&gt;&gt; # Website Manifest — CoCivium congruence intro</text:p>
      <text:p text:style-name="Standard">&gt;&gt; - Trigger: clicks to https://www.cocivium.org</text:p>
      <text:p text:style-name="Standard">&gt;&gt; - Overlay: starfield + phrases:</text:p>
      <text:p text:style-name="Standard">&gt;&gt; <text:s text:c="2"/>"You Will Always Matter", "You Own CoCivium", "CoEvolve Our Future", "No Corruption, No Coercion, No Crowns"</text:p>
      <text:p text:style-name="Standard">&gt;&gt; - Duration: ≈3.2s, then site opens in new tab.</text:p>
      <text:p text:style-name="Standard">&gt;&gt; '@</text:p>
      <text:p text:style-name="Standard">PS C:\Users\Chris&gt;</text:p>
      <text:p text:style-name="Standard">PS C:\Users\Chris&gt; # DEPRECATED.md</text:p>
      <text:p text:style-name="Standard">PS C:\Users\Chris&gt; W (Join-Path $Notes 'DEPRECATED.md') @'</text:p>
      <text:p text:style-name="Standard">&gt;&gt; # Deprecated / Superseded</text:p>
      <text:p text:style-name="Standard">&gt;&gt; - Giant monolithic DO blocks for all assets (replaced by staged packs).</text:p>
      <text:p text:style-name="Standard">&gt;&gt; '@</text:p>
      <text:p text:style-name="Standard">PS C:\Users\Chris&gt;</text:p>
      <text:p text:style-name="Standard">PS C:\Users\Chris&gt; Write-Host "✓ S2 notes written: $Notes"</text:p>
      <text:p text:style-name="Standard">✓ S2 notes written: C:\Users\Chris\Downloads\SpankyMVP\Spanky_BPOE-A1_20251008_000000\notes</text:p>
      <text:p text:style-name="Standard">PS C:\Users\Chris&gt; # DO-S3 — Summaries + Transcript (real content)</text:p>
      <text:p text:style-name="Standard">PS C:\Users\Chris&gt; Set-StrictMode -Version Latest; $ErrorActionPreference='Stop'</text:p>
      <text:p text:style-name="Standard">PS C:\Users\Chris&gt; $Base <text:s/>= Join-Path $HOME 'Downloads\SpankyMVP'</text:p>
      <text:p text:style-name="Standard"><text:soft-page-break/>PS C:\Users\Chris&gt; $Pack <text:s/>= Join-Path $Base 'Spanky_BPOE-A1_20251008_000000'</text:p>
      <text:p text:style-name="Standard">PS C:\Users\Chris&gt; $Sum <text:s text:c="2"/>= Join-Path $Pack 'summaries'</text:p>
      <text:p text:style-name="Standard">PS C:\Users\Chris&gt; $Trans = Join-Path $Pack 'transcripts'</text:p>
      <text:p text:style-name="Standard">PS C:\Users\Chris&gt; New-Item -ItemType Directory -Force $Sum,$Trans | Out-Null</text:p>
      <text:p text:style-name="Standard">PS C:\Users\Chris&gt; function W([string]$p,[string]$t){ New-Item -ItemType Directory -Force (Split-Path $p) | Out-Null; [IO.File]::WriteAllText($p,$t,[Text.UTF8Encoding]::new($false)) }</text:p>
      <text:p text:style-name="Standard">PS C:\Users\Chris&gt;</text:p>
      <text:p text:style-name="Standard">PS C:\Users\Chris&gt; # TLDR.md</text:p>
      <text:p text:style-name="Standard">PS C:\Users\Chris&gt; W (Join-Path $Sum 'TLDR.md') @'</text:p>
      <text:p text:style-name="Standard">&gt;&gt; # TL;DR</text:p>
      <text:p text:style-name="Standard">&gt;&gt; This pack delivers real CoAgent UI assets (greeting/overlay, watermark/chip), a JSON→Mermaid diagram pipeline, and HH BPOE/CLI utilities. Use S6 to finalize counts and checksums, then zip the folder.</text:p>
      <text:p text:style-name="Standard">&gt;&gt; '@</text:p>
      <text:p text:style-name="Standard">PS C:\Users\Chris&gt;</text:p>
      <text:p text:style-name="Standard">PS C:\Users\Chris&gt; # ROADMAP_NOTES.md</text:p>
      <text:p text:style-name="Standard">PS C:\Users\Chris&gt; W (Join-Path $Sum 'ROADMAP_NOTES.md') @'</text:p>
      <text:p text:style-name="Standard">&gt;&gt; # Roadmap Notes</text:p>
      <text:p text:style-name="Standard">&gt;&gt; - Phase 1: Land assets and docs (this pack).</text:p>
      <text:p text:style-name="Standard">&gt;&gt; - Phase 2: Add Mermaid local bundle fallback.</text:p>
      <text:p text:style-name="Standard">&gt;&gt; - Phase 3: Expand diagram schema (swimlanes, groups, edge styles).</text:p>
      <text:p text:style-name="Standard">&gt;&gt; - Phase 4: CoCivium onboarding page updates to match overlay phrases.</text:p>
      <text:p text:style-name="Standard">&gt;&gt; '@</text:p>
      <text:p text:style-name="Standard">PS C:\Users\Chris&gt;</text:p>
      <text:p text:style-name="Standard">PS C:\Users\Chris&gt; # SOURCES.md</text:p>
      <text:p text:style-name="Standard">PS C:\Users\Chris&gt; W (Join-Path $Sum 'SOURCES.md') @'</text:p>
      <text:p text:style-name="Standard">&gt;&gt; # Sources</text:p>
      <text:p text:style-name="Standard">&gt;&gt; - Content authored from this session’s instructions and prior CoAgent/HH context shared by the user.</text:p>
      <text:p text:style-name="Standard">&gt;&gt; - No external code copied; Mermaid loaded via jsdelivr CDN in viewer template.</text:p>
      <text:p text:style-name="Standard">&gt;&gt; '@</text:p>
      <text:p text:style-name="Standard">PS C:\Users\Chris&gt;</text:p>
      <text:p text:style-name="Standard">PS C:\Users\Chris&gt; # transcripts/session.md (replace stub if present)</text:p>
      <text:p text:style-name="Standard">PS C:\Users\Chris&gt; $session = @'</text:p>
      <text:p text:style-name="Standard">&gt;&gt; # Session Transcript (condensed)</text:p>
      <text:p text:style-name="Standard">&gt;&gt; - Goal: Deliver Spanky pack with real, programmatic assets; avoid empty stubs.</text:p>
      <text:p text:style-name="Standard">&gt;&gt; - Requirements: precise zip structure; metadata, transcripts, payload, notes, summaries; mark unfinished items.</text:p>
      <text:p text:style-name="Standard">&gt;&gt; - Pivot: heavy monolithic DO blocks → staged BPOE (S1..S6).</text:p>
      <text:p text:style-name="Standard">&gt;&gt; - Payload scope: greeting + congruence overlay; watermark + demo chip; diagram toolchain; HH BPOE + CLI utils.</text:p>
      <text:p text:style-name="Standard"><text:soft-page-break/>&gt;&gt; - Guardrails: idempotent writes; UTF-8 (no BOM); safe injections optional via separate installers.</text:p>
      <text:p text:style-name="Standard">&gt;&gt; '@</text:p>
      <text:p text:style-name="Standard">PS C:\Users\Chris&gt; W (Join-Path $Trans 'session.md') $session</text:p>
      <text:p text:style-name="Standard">PS C:\Users\Chris&gt;</text:p>
      <text:p text:style-name="Standard">PS C:\Users\Chris&gt; Write-Host "✓ S3 summaries + transcript written"</text:p>
      <text:p text:style-name="Standard">✓ S3 summaries + transcript written</text:p>
      <text:p text:style-name="Standard">PS C:\Users\Chris&gt; # DO-S4 — Payload A: greeting + CoCivium overlay</text:p>
      <text:p text:style-name="Standard">PS C:\Users\Chris&gt; Set-StrictMode -Version Latest; $ErrorActionPreference='Stop'</text:p>
      <text:p text:style-name="Standard">PS C:\Users\Chris&gt; $Base <text:s text:c="2"/>= Join-Path $HOME 'Downloads\SpankyMVP'</text:p>
      <text:p text:style-name="Standard">PS C:\Users\Chris&gt; $Pack <text:s text:c="2"/>= Join-Path $Base 'Spanky_BPOE-A1_20251008_000000'</text:p>
      <text:p text:style-name="Standard">PS C:\Users\Chris&gt; $Pay <text:s text:c="3"/>= Join-Path $Pack 'payload'</text:p>
      <text:p text:style-name="Standard">PS C:\Users\Chris&gt; $Assets = Join-Path $Pay <text:s/>'app\assets'</text:p>
      <text:p text:style-name="Standard">PS C:\Users\Chris&gt; New-Item -ItemType Directory -Force $Assets | Out-Null</text:p>
      <text:p text:style-name="Standard">PS C:\Users\Chris&gt; function W([string]$p,[string]$t){ New-Item -ItemType Directory -Force (Split-Path $p) | Out-Null; [IO.File]::WriteAllText($p,$t,[Text.UTF8Encoding]::new($false)) }</text:p>
      <text:p text:style-name="Standard">PS C:\Users\Chris&gt;</text:p>
      <text:p text:style-name="Standard">PS C:\Users\Chris&gt; # greeting.js</text:p>
      <text:p text:style-name="Standard">PS C:\Users\Chris&gt; W (Join-Path $Pay 'app\greeting.js') @'</text:p>
      <text:p text:style-name="Standard">&gt;&gt; (function(){</text:p>
      <text:p text:style-name="Standard">&gt;&gt; <text:s text:c="2"/>try{</text:p>
      <text:p text:style-name="Standard">&gt;&gt; <text:s text:c="4"/>var k="coagent:lastSeenDay";</text:p>
      <text:p text:style-name="Standard">&gt;&gt; <text:s text:c="4"/>var today=(new Date()).toISOString().slice(0,10);</text:p>
      <text:p text:style-name="Standard">&gt;&gt; <text:s text:c="4"/>var last=localStorage.getItem(k);</text:p>
      <text:p text:style-name="Standard">&gt;&gt; <text:s text:c="4"/>if(last!==today){</text:p>
      <text:p text:style-name="Standard">&gt;&gt; <text:s text:c="6"/>localStorage.setItem(k,today);</text:p>
      <text:p text:style-name="Standard">&gt;&gt; <text:s text:c="6"/>var msg='The adventure reborn with CoCivial greetings, because you matter, to carry me as I carry you, into ';</text:p>
      <text:p text:style-name="Standard">&gt;&gt; <text:s text:c="6"/>var link='&lt;a class="co-congruence" href="https://www.CoCivium.org" target="_blank" rel="noopener"&gt;congruence&lt;/a&gt;.';</text:p>
      <text:p text:style-name="Standard">&gt;&gt; <text:s text:c="6"/>var n=document.createElement('div'); n.className="co-greeting"; n.innerHTML = msg+link;</text:p>
      <text:p text:style-name="Standard">&gt;&gt; <text:s text:c="6"/>document.addEventListener("DOMContentLoaded", function(){</text:p>
      <text:p text:style-name="Standard">&gt;&gt; <text:s text:c="8"/>document.body.appendChild(n);</text:p>
      <text:p text:style-name="Standard">&gt;&gt; <text:s text:c="8"/>setTimeout(function(){ n.classList.add("show"); }, 60);</text:p>
      <text:p text:style-name="Standard">&gt;&gt; <text:s text:c="8"/>setTimeout(function(){ n.classList.remove("show"); n.remove(); }, 6000);</text:p>
      <text:p text:style-name="Standard">&gt;&gt; <text:s text:c="6"/>});</text:p>
      <text:p text:style-name="Standard">&gt;&gt; <text:s text:c="4"/>}</text:p>
      <text:p text:style-name="Standard">&gt;&gt; <text:s text:c="2"/>}catch(e){}</text:p>
      <text:p text:style-name="Standard">&gt;&gt; })();</text:p>
      <text:p text:style-name="Standard">&gt;&gt; '@</text:p>
      <text:p text:style-name="Standard"><text:soft-page-break/>PS C:\Users\Chris&gt;</text:p>
      <text:p text:style-name="Standard">PS C:\Users\Chris&gt; # cocivium-overlay.css</text:p>
      <text:p text:style-name="Standard">PS C:\Users\Chris&gt; W (Join-Path $Assets 'cocivium-overlay.css') @'</text:p>
      <text:p text:style-name="Standard">&gt;&gt; .co-greeting{</text:p>
      <text:p text:style-name="Standard">&gt;&gt; <text:s text:c="2"/>position:fixed; left:50%; top:18px; transform:translateX(-50%);</text:p>
      <text:p text:style-name="Standard">&gt;&gt; <text:s text:c="2"/>background:#0b0b0f; color:#fff; padding:10px 14px; border-radius:12px;</text:p>
      <text:p text:style-name="Standard">&gt;&gt; <text:s text:c="2"/>font:600 14px/1.3 system-ui, Segoe UI, Arial; box-shadow:0 6px 24px #0008;</text:p>
      <text:p text:style-name="Standard">&gt;&gt; <text:s text:c="2"/>opacity:0; transition:opacity .25s ease, transform .25s ease; z-index:2147483646;</text:p>
      <text:p text:style-name="Standard">&gt;&gt; }</text:p>
      <text:p text:style-name="Standard">&gt;&gt; .co-greeting.show{ opacity:1; transform:translateX(-50%) translateY(0); }</text:p>
      <text:p text:style-name="Standard">&gt;&gt; .co-greeting a.co-congruence{ color:#7fd0ff; text-decoration:underline; }</text:p>
      <text:p text:style-name="Standard">&gt;&gt;</text:p>
      <text:p text:style-name="Standard">&gt;&gt; .co-ccv-overlay{ position:fixed; inset:0; background:radial-gradient(1200px 600px at 50% 20%, #1a1a26, #0b0b12 65%, #05050a);</text:p>
      <text:p text:style-name="Standard">&gt;&gt; <text:s text:c="2"/>z-index:2147483647; display:none; overflow:hidden; }</text:p>
      <text:p text:style-name="Standard">&gt;&gt; .co-ccv-overlay.show{ display:block; animation:fadein .35s ease both; }</text:p>
      <text:p text:style-name="Standard">&gt;&gt; .co-ccv-stars{ position:absolute; inset:0; pointer-events:none; }</text:p>
      <text:p text:style-name="Standard">&gt;&gt; .co-ccv-phrase{</text:p>
      <text:p text:style-name="Standard">&gt;&gt; <text:s text:c="2"/>position:absolute; left:50%; top:50%; transform:translate(-50%,-50%);</text:p>
      <text:p text:style-name="Standard">&gt;&gt; <text:s text:c="2"/>color:#eaf6ff; font:700 28px/1.2 system-ui, Segoe UI, Arial; text-align:center;</text:p>
      <text:p text:style-name="Standard">&gt;&gt; <text:s text:c="2"/>opacity:0; animation:phrase 2.4s ease both;</text:p>
      <text:p text:style-name="Standard">&gt;&gt; <text:s text:c="2"/>text-shadow:0 2px 16px #77baff55;</text:p>
      <text:p text:style-name="Standard">&gt;&gt; }</text:p>
      <text:p text:style-name="Standard">&gt;&gt; @keyframes fadein { from{opacity:0} to{opacity:1} }</text:p>
      <text:p text:style-name="Standard">&gt;&gt; @keyframes phrase { 0%{opacity:0; transform:translate(-50%,-40%);} 20%{opacity:1} 80%{opacity:1}</text:p>
      <text:p text:style-name="Standard">&gt;&gt; <text:s text:c="2"/>100%{opacity:0; transform:translate(-50%,-60%);} }</text:p>
      <text:p text:style-name="Standard">&gt;&gt; '@</text:p>
      <text:p text:style-name="Standard">PS C:\Users\Chris&gt;</text:p>
      <text:p text:style-name="Standard">PS C:\Users\Chris&gt; # cocivium-overlay.js</text:p>
      <text:p text:style-name="Standard">PS C:\Users\Chris&gt; W (Join-Path $Pay 'app\cocivium-overlay.js') @'</text:p>
      <text:p text:style-name="Standard">&gt;&gt; (function(){</text:p>
      <text:p text:style-name="Standard">&gt;&gt; <text:s text:c="2"/>function sparkle(container,count){</text:p>
      <text:p text:style-name="Standard">&gt;&gt; <text:s text:c="4"/>for(var i=0;i&lt;count;i++){</text:p>
      <text:p text:style-name="Standard">&gt;&gt; <text:s text:c="6"/>var s=document.createElement("div");</text:p>
      <text:p text:style-name="Standard">&gt;&gt; <text:s text:c="6"/>var size=Math.random()*2+1;</text:p>
      <text:p text:style-name="Standard">&gt;&gt; <text:s text:c="6"/>s.style.position="absolute"; s.style.width=size+"px"; s.style.height=size+"px";</text:p>
      <text:p text:style-name="Standard">&gt;&gt; <text:s text:c="6"/>s.style.borderRadius="50%"; s.style.background="#cde7ff";</text:p>
      <text:p text:style-name="Standard">&gt;&gt; <text:s text:c="6"/>s.style.left=(Math.random()*100)+"%"; s.style.top=(Math.random()*100)+"%";</text:p>
      <text:p text:style-name="Standard">&gt;&gt; <text:s text:c="6"/>s.style.opacity="0"; s.style.boxShadow="0 0 8px #9fd6ff";</text:p>
      <text:p text:style-name="Standard">&gt;&gt; <text:s text:c="6"/>s.style.animation="sp "+(2+Math.random()*2)+"s linear "+(Math.random()*1.2)+"s <text:soft-page-break/>infinite";</text:p>
      <text:p text:style-name="Standard">&gt;&gt; <text:s text:c="6"/>container.appendChild(s);</text:p>
      <text:p text:style-name="Standard">&gt;&gt; <text:s text:c="4"/>}</text:p>
      <text:p text:style-name="Standard">&gt;&gt; <text:s text:c="4"/>var st=document.createElement("style");</text:p>
      <text:p text:style-name="Standard">&gt;&gt; <text:s text:c="4"/>st.textContent="@keyframes sp{0%{opacity:0}10%{opacity:.9}90%{opacity:.9}100%{opacity:0}}";</text:p>
      <text:p text:style-name="Standard">&gt;&gt; <text:s text:c="4"/>container.appendChild(st);</text:p>
      <text:p text:style-name="Standard">&gt;&gt; <text:s text:c="2"/>}</text:p>
      <text:p text:style-name="Standard">&gt;&gt; <text:s text:c="2"/>function phrases(container){</text:p>
      <text:p text:style-name="Standard">&gt;&gt; <text:s text:c="4"/>["You Will Always Matter","You Own CoCivium","CoEvolve Our Future","No Corruption, No Coercion, No Crowns"]</text:p>
      <text:p text:style-name="Standard">&gt;&gt; <text:s text:c="6"/>.forEach(function(t,i){ var p=document.createElement("div"); p.className="co-ccv-phrase";</text:p>
      <text:p text:style-name="Standard">&gt;&gt; <text:s text:c="8"/>p.style.animationDelay=(0.4 + i*0.9)+"s"; p.textContent=t; container.appendChild(p); });</text:p>
      <text:p text:style-name="Standard">&gt;&gt; <text:s text:c="2"/>}</text:p>
      <text:p text:style-name="Standard">&gt;&gt; <text:s text:c="2"/>function showOverlay(url){</text:p>
      <text:p text:style-name="Standard">&gt;&gt; <text:s text:c="4"/>var ov=document.createElement("div"); ov.className="co-ccv-overlay show";</text:p>
      <text:p text:style-name="Standard">&gt;&gt; <text:s text:c="4"/>var stars=document.createElement("div"); stars.className="co-ccv-stars";</text:p>
      <text:p text:style-name="Standard">&gt;&gt; <text:s text:c="4"/>ov.appendChild(stars); document.body.appendChild(ov);</text:p>
      <text:p text:style-name="Standard">&gt;&gt; <text:s text:c="4"/>sparkle(stars,220); phrases(ov);</text:p>
      <text:p text:style-name="Standard">&gt;&gt; <text:s text:c="4"/>setTimeout(function(){ window.open(url,"_blank","noopener"); }, 2600);</text:p>
      <text:p text:style-name="Standard">&gt;&gt; <text:s text:c="4"/>setTimeout(function(){ ov.remove(); }, 3200);</text:p>
      <text:p text:style-name="Standard">&gt;&gt; <text:s text:c="2"/>}</text:p>
      <text:p text:style-name="Standard">&gt;&gt; <text:s text:c="2"/>document.addEventListener("click", function(e){</text:p>
      <text:p text:style-name="Standard">&gt;&gt; <text:s text:c="4"/>var a = e.target.closest &amp;&amp; e.target.closest('a[href]'); if(!a) return;</text:p>
      <text:p text:style-name="Standard">&gt;&gt; <text:s text:c="4"/>var href = a.getAttribute('href') || "";</text:p>
      <text:p text:style-name="Standard">&gt;&gt; <text:s text:c="4"/>if(/^https?:\/\/(www\.)?cocivium\.org\/?$/i.test(href)){ e.preventDefault(); showOverlay(href); }</text:p>
      <text:p text:style-name="Standard">&gt;&gt; <text:s text:c="2"/>}, true);</text:p>
      <text:p text:style-name="Standard">&gt;&gt; })();</text:p>
      <text:p text:style-name="Standard">&gt;&gt; '@</text:p>
      <text:p text:style-name="Standard">PS C:\Users\Chris&gt;</text:p>
      <text:p text:style-name="Standard">PS C:\Users\Chris&gt; Write-Host "✓ S4 payload A written under $Pay"</text:p>
      <text:p text:style-name="Standard">✓ S4 payload A written under C:\Users\Chris\Downloads\SpankyMVP\Spanky_BPOE-A1_20251008_000000\payload</text:p>
      <text:p text:style-name="Standard">PS C:\Users\Chris&gt; # DO-S5 — Payload B+C (watermark+chip, HH BPOE core, CLI utils)</text:p>
      <text:p text:style-name="Standard">PS C:\Users\Chris&gt; Set-StrictMode -Version Latest; $ErrorActionPreference='Stop'</text:p>
      <text:p text:style-name="Standard">PS C:\Users\Chris&gt; $Base <text:s text:c="2"/>= Join-Path $HOME 'Downloads\SpankyMVP'</text:p>
      <text:p text:style-name="Standard">PS C:\Users\Chris&gt; $Pack <text:s text:c="2"/>= Join-Path $Base 'Spanky_BPOE-A1_20251008_000000'</text:p>
      <text:p text:style-name="Standard">PS C:\Users\Chris&gt; $Pay <text:s text:c="3"/>= Join-Path $Pack 'payload'</text:p>
      <text:p text:style-name="Standard">PS C:\Users\Chris&gt; $Assets = Join-Path $Pay <text:s/>'app\assets'</text:p>
      <text:p text:style-name="Standard"><text:soft-page-break/>PS C:\Users\Chris&gt; $HH <text:s text:c="4"/>= Join-Path $Pay <text:s/>'HH\tools'</text:p>
      <text:p text:style-name="Standard">PS C:\Users\Chris&gt; New-Item -ItemType Directory -Force $Assets,$HH | Out-Null</text:p>
      <text:p text:style-name="Standard">PS C:\Users\Chris&gt; function W([string]$p,[string]$t){ New-Item -ItemType Directory -Force (Split-Path $p) | Out-Null; [IO.File]::WriteAllText($p,$t,[Text.UTF8Encoding]::new($false)) }</text:p>
      <text:p text:style-name="Standard">PS C:\Users\Chris&gt;</text:p>
      <text:p text:style-name="Standard">PS C:\Users\Chris&gt; # sample-watermark.css</text:p>
      <text:p text:style-name="Standard">PS C:\Users\Chris&gt; W (Join-Path $Assets 'sample-watermark.css') @'</text:p>
      <text:p text:style-name="Standard">&gt;&gt; /* SAMPLE watermark (toggle with ?sample=1 or data-sample="1"; ?wm=TEXT; ?printwm=1) */</text:p>
      <text:p text:style-name="Standard">&gt;&gt; body.is-sample::before{</text:p>
      <text:p text:style-name="Standard">&gt;&gt; <text:s text:c="2"/>content: attr(data-watermark, "SAMPLE");</text:p>
      <text:p text:style-name="Standard">&gt;&gt; <text:s text:c="2"/>position:fixed; inset:0; pointer-events:none; display:flex; align-items:center; justify-content:center;</text:p>
      <text:p text:style-name="Standard">&gt;&gt; <text:s text:c="2"/>font:700 6rem/1 system-ui, Segoe UI, Arial; color:#00000022; transform:rotate(-24deg); letter-spacing:.5rem; z-index:2147483647;</text:p>
      <text:p text:style-name="Standard">&gt;&gt; }</text:p>
      <text:p text:style-name="Standard">&gt;&gt; @media (max-width:600px){ body.is-sample::before{ font-size:3rem; letter-spacing:.25rem; } }</text:p>
      <text:p text:style-name="Standard">&gt;&gt; /* fallback */</text:p>
      <text:p text:style-name="Standard">&gt;&gt; body.is-sample:not([data-watermark])::before{ content:"SAMPLE"; }</text:p>
      <text:p text:style-name="Standard">&gt;&gt; /* print default off, opt-in via data-print="1" */</text:p>
      <text:p text:style-name="Standard">&gt;&gt; @media print{ body.is-sample::before{ display:none !important; } }</text:p>
      <text:p text:style-name="Standard">&gt;&gt; @media print{ body.is-sample[data-print="1"]::before{ display:flex !important; } }</text:p>
      <text:p text:style-name="Standard">&gt;&gt; '@</text:p>
      <text:p text:style-name="Standard">PS C:\Users\Chris&gt;</text:p>
      <text:p text:style-name="Standard">PS C:\Users\Chris&gt; # sample-watermark.js</text:p>
      <text:p text:style-name="Standard">PS C:\Users\Chris&gt; W (Join-Path $Pay 'app\sample-watermark.js') @'</text:p>
      <text:p text:style-name="Standard">&gt;&gt; (function(){</text:p>
      <text:p text:style-name="Standard">&gt;&gt; <text:s text:c="2"/>try{</text:p>
      <text:p text:style-name="Standard">&gt;&gt; <text:s text:c="4"/>var qp=new URLSearchParams(location.search),</text:p>
      <text:p text:style-name="Standard">&gt;&gt; <text:s text:c="8"/>q =qp.get("sample"),</text:p>
      <text:p text:style-name="Standard">&gt;&gt; <text:s text:c="8"/>wm=qp.get("wm"),</text:p>
      <text:p text:style-name="Standard">&gt;&gt; <text:s text:c="8"/>printOn=(qp.get("printwm")==="1");</text:p>
      <text:p text:style-name="Standard">&gt;&gt; <text:s text:c="4"/>function on(t){ document.body.classList.add("is-sample"); if(t){ document.body.setAttribute("data-watermark", t); } }</text:p>
      <text:p text:style-name="Standard">&gt;&gt; <text:s text:c="4"/>function off(){ document.body.classList.remove("is-sample"); document.body.removeAttribute("data-watermark"); document.body.removeAttribute("data-print"); }</text:p>
      <text:p text:style-name="Standard">&gt;&gt; <text:s text:c="4"/>if(q==="0"){ off(); } else if(q==="1" || (document.body &amp;&amp; document.body.getAttribute("data-sample")==="1")){ on(wm); }</text:p>
      <text:p text:style-name="Standard">&gt;&gt; <text:s text:c="4"/>if(printOn){ document.body.setAttribute("data-print","1"); }</text:p>
      <text:p text:style-name="Standard"><text:soft-page-break/>&gt;&gt; <text:s text:c="4"/>document.addEventListener("keydown", function(e){</text:p>
      <text:p text:style-name="Standard">&gt;&gt; <text:s text:c="6"/>if(e.altKey &amp;&amp; (e.key==="s"||e.key==="S")){ if(document.body.classList.contains("is-sample")) off(); else on(wm||"SAMPLE"); }</text:p>
      <text:p text:style-name="Standard">&gt;&gt; <text:s text:c="4"/>});</text:p>
      <text:p text:style-name="Standard">&gt;&gt; <text:s text:c="2"/>}catch(e){}</text:p>
      <text:p text:style-name="Standard">&gt;&gt; })();</text:p>
      <text:p text:style-name="Standard">&gt;&gt; '@</text:p>
      <text:p text:style-name="Standard">PS C:\Users\Chris&gt;</text:p>
      <text:p text:style-name="Standard">PS C:\Users\Chris&gt; # demo-chip.css</text:p>
      <text:p text:style-name="Standard">PS C:\Users\Chris&gt; W (Join-Path $Assets 'demo-chip.css') @'</text:p>
      <text:p text:style-name="Standard">&gt;&gt; .demo-chip{</text:p>
      <text:p text:style-name="Standard">&gt;&gt; <text:s text:c="2"/>position:fixed; right:12px; bottom:12px; z-index:2147483646;</text:p>
      <text:p text:style-name="Standard">&gt;&gt; <text:s text:c="2"/>background:#000000b0; color:white; font:600 12px/1.2 system-ui, Segoe UI, Arial;</text:p>
      <text:p text:style-name="Standard">&gt;&gt; <text:s text:c="2"/>padding:8px 10px; border-radius:12px; display:flex; gap:8px; align-items:center;</text:p>
      <text:p text:style-name="Standard">&gt;&gt; <text:s text:c="2"/>user-select:none; -webkit-user-select:none;</text:p>
      <text:p text:style-name="Standard">&gt;&gt; }</text:p>
      <text:p text:style-name="Standard">&gt;&gt; .demo-chip input { vertical-align: middle; }</text:p>
      <text:p text:style-name="Standard">&gt;&gt; .demo-chip button{ background:#ffffff1a; border:0; padding:4px 8px; border-radius:8px; color:white; cursor:pointer; }</text:p>
      <text:p text:style-name="Standard">&gt;&gt; .demo-chip button:hover{ background:#ffffff2e; }</text:p>
      <text:p text:style-name="Standard">&gt;&gt; '@</text:p>
      <text:p text:style-name="Standard">PS C:\Users\Chris&gt;</text:p>
      <text:p text:style-name="Standard">PS C:\Users\Chris&gt; # demo-chip.js</text:p>
      <text:p text:style-name="Standard">PS C:\Users\Chris&gt; W (Join-Path $Pay 'app\demo-chip.js') @'</text:p>
      <text:p text:style-name="Standard">&gt;&gt; (function(){</text:p>
      <text:p text:style-name="Standard">&gt;&gt; <text:s text:c="2"/>try{</text:p>
      <text:p text:style-name="Standard">&gt;&gt; <text:s text:c="4"/>var root = document.createElement("div");</text:p>
      <text:p text:style-name="Standard">&gt;&gt; <text:s text:c="4"/>root.className = "demo-chip";</text:p>
      <text:p text:style-name="Standard">&gt;&gt; <text:s text:c="4"/>root.innerHTML = [</text:p>
      <text:p text:style-name="Standard">&gt;&gt; <text:s text:c="6"/>"&lt;label title=\"Show diagonal SAMPLE watermark\"&gt;&lt;input type=\"checkbox\" id=\"demoChipToggle\"&gt; Sample&lt;/label&gt;",</text:p>
      <text:p text:style-name="Standard">&gt;&gt; <text:s text:c="6"/>"&lt;label title=\"Show watermark in printouts\"&gt;&lt;input type=\"checkbox\" id=\"demoChipPrint\"&gt; Print&lt;/label&gt;",</text:p>
      <text:p text:style-name="Standard">&gt;&gt; <text:s text:c="6"/>"&lt;button type=\"button\" id=\"demoChipWm\"&gt;Text&lt;/button&gt;"</text:p>
      <text:p text:style-name="Standard">&gt;&gt; <text:s text:c="4"/>].join(" ");</text:p>
      <text:p text:style-name="Standard">&gt;&gt; <text:s text:c="4"/>document.addEventListener("DOMContentLoaded", function(){</text:p>
      <text:p text:style-name="Standard">&gt;&gt; <text:s text:c="6"/>document.body.appendChild(root);</text:p>
      <text:p text:style-name="Standard">&gt;&gt; <text:s text:c="6"/>var t = document.getElementById("demoChipToggle");</text:p>
      <text:p text:style-name="Standard">&gt;&gt; <text:s text:c="6"/>var p = document.getElementById("demoChipPrint");</text:p>
      <text:p text:style-name="Standard">&gt;&gt; <text:s text:c="6"/>var b = document.getElementById("demoChipWm");</text:p>
      <text:p text:style-name="Standard">&gt;&gt; <text:s text:c="6"/>var has = document.body.classList.contains("is-sample");</text:p>
      <text:p text:style-name="Standard"><text:soft-page-break/>&gt;&gt; <text:s text:c="6"/>t.checked = has;</text:p>
      <text:p text:style-name="Standard">&gt;&gt; <text:s text:c="6"/>p.checked = document.body.getAttribute("data-print")==="1";</text:p>
      <text:p text:style-name="Standard">&gt;&gt; <text:s text:c="6"/>t.addEventListener("change", function(){</text:p>
      <text:p text:style-name="Standard">&gt;&gt; <text:s text:c="8"/>if(t.checked){ document.body.classList.add("is-sample"); }</text:p>
      <text:p text:style-name="Standard">&gt;&gt; <text:s text:c="8"/>else { document.body.classList.remove("is-sample"); document.body.removeAttribute("data-watermark"); }</text:p>
      <text:p text:style-name="Standard">&gt;&gt; <text:s text:c="6"/>});</text:p>
      <text:p text:style-name="Standard">&gt;&gt; <text:s text:c="6"/>p.addEventListener("change", function(){</text:p>
      <text:p text:style-name="Standard">&gt;&gt; <text:s text:c="8"/>if(p.checked){ document.body.setAttribute("data-print","1"); }</text:p>
      <text:p text:style-name="Standard">&gt;&gt; <text:s text:c="8"/>else { document.body.removeAttribute("data-print"); }</text:p>
      <text:p text:style-name="Standard">&gt;&gt; <text:s text:c="6"/>});</text:p>
      <text:p text:style-name="Standard">&gt;&gt; <text:s text:c="6"/>b.addEventListener("click", function(){</text:p>
      <text:p text:style-name="Standard">&gt;&gt; <text:s text:c="8"/>var cur = document.body.getAttribute("data-watermark") || "SAMPLE";</text:p>
      <text:p text:style-name="Standard">&gt;&gt; <text:s text:c="8"/>var next = prompt("Watermark text:", cur);</text:p>
      <text:p text:style-name="Standard">&gt;&gt; <text:s text:c="8"/>if(next===null) return;</text:p>
      <text:p text:style-name="Standard">&gt;&gt; <text:s text:c="8"/>if(next===""){ document.body.removeAttribute("data-watermark"); }</text:p>
      <text:p text:style-name="Standard">&gt;&gt; <text:s text:c="8"/>else { document.body.setAttribute("data-watermark", next); }</text:p>
      <text:p text:style-name="Standard">&gt;&gt; <text:s text:c="8"/>if(!document.body.classList.contains("is-sample")){ document.body.classList.add("is-sample"); }</text:p>
      <text:p text:style-name="Standard">&gt;&gt; <text:s text:c="6"/>});</text:p>
      <text:p text:style-name="Standard">&gt;&gt; <text:s text:c="4"/>});</text:p>
      <text:p text:style-name="Standard">&gt;&gt; <text:s text:c="2"/>}catch(e){}</text:p>
      <text:p text:style-name="Standard">&gt;&gt; })();</text:p>
      <text:p text:style-name="Standard">&gt;&gt; '@</text:p>
      <text:p text:style-name="Standard">PS C:\Users\Chris&gt;</text:p>
      <text:p text:style-name="Standard">PS C:\Users\Chris&gt; # HH/tools/bpoe.ps1</text:p>
      <text:p text:style-name="Standard">PS C:\Users\Chris&gt; W (Join-Path $HH 'bpoe.ps1') @'</text:p>
      <text:p text:style-name="Standard">&gt;&gt; Set-StrictMode -Version Latest; $ErrorActionPreference='Stop'</text:p>
      <text:p text:style-name="Standard">&gt;&gt; $script:BPOE_Current = $null</text:p>
      <text:p text:style-name="Standard">&gt;&gt; function Start-BPOE {</text:p>
      <text:p text:style-name="Standard">&gt;&gt; <text:s text:c="2"/>[CmdletBinding()]param([Parameter(Mandatory)][string]$Id,[Parameter(Mandatory)][string]$Title,[string]$Tags="do")</text:p>
      <text:p text:style-name="Standard">&gt;&gt; <text:s text:c="2"/>$now = Get-Date</text:p>
      <text:p text:style-name="Standard">&gt;&gt; <text:s text:c="2"/>$script:BPOE_Current = [pscustomobject]@{ id=$Id; title=$Title; started=$now; tags=$Tags }</text:p>
      <text:p text:style-name="Standard">&gt;&gt; <text:s text:c="2"/>$log = Join-Path (Join-Path $HOME "Documents\GitHub\Godspawn\HH\out") "BPOE-log.md"</text:p>
      <text:p text:style-name="Standard">&gt;&gt; <text:s text:c="2"/>if(!(Test-Path $log)){ "# BPOE Log`r`n" | Out-File -FilePath $log -Encoding utf8NoBOM }</text:p>
      <text:p text:style-name="Standard">&gt;&gt; <text:s text:c="2"/>("## {0} — {1} <text:s/>`{2:yyyy-MM-dd HH:mm:ss}`" -f $Id,$Title,$now) | Out-File -Append -FilePath $log -Encoding utf8NoBOM</text:p>
      <text:p text:style-name="Standard">&gt;&gt; <text:s text:c="2"/>("- precheck: ok (`{0}`)" -f $Tags) | Out-File -Append -FilePath $log -Encoding utf8NoBOM</text:p>
      <text:p text:style-name="Standard"><text:soft-page-break/>&gt;&gt; }</text:p>
      <text:p text:style-name="Standard">&gt;&gt; function End-BPOE {</text:p>
      <text:p text:style-name="Standard">&gt;&gt; <text:s text:c="2"/>[CmdletBinding()]param([string]$Outcome="ok",[string]$Notes="")</text:p>
      <text:p text:style-name="Standard">&gt;&gt; <text:s text:c="2"/>if($null -eq $script:BPOE_Current){ return }</text:p>
      <text:p text:style-name="Standard">&gt;&gt; <text:s text:c="2"/>$log = Join-Path (Join-Path $HOME "Documents\GitHub\Godspawn\HH\out") "BPOE-log.md"</text:p>
      <text:p text:style-name="Standard">&gt;&gt; <text:s text:c="2"/>("- postcheck: {0} {1}" -f $Outcome, (if($Notes){ "— $Notes" } else { "" })) | Out-File -Append -FilePath $log -Encoding utf8NoBOM</text:p>
      <text:p text:style-name="Standard">&gt;&gt; <text:s text:c="2"/>"" | Out-File -Append -FilePath $log -Encoding utf8NoBOM</text:p>
      <text:p text:style-name="Standard">&gt;&gt; <text:s text:c="2"/>$script:BPOE_Current = $null</text:p>
      <text:p text:style-name="Standard">&gt;&gt; }</text:p>
      <text:p text:style-name="Standard">&gt;&gt; function DO-Header { [CmdletBinding()]param([Parameter(Mandatory)][string]$Id,[Parameter(Mandatory)][string]$Title)</text:p>
      <text:p text:style-name="Standard">&gt;&gt; <text:s text:c="2"/>"# DO-$Id — $Title <text:s/>(`$(Get-Date -Format 'yyyy-MM-dd HH:mm:ss')`)"</text:p>
      <text:p text:style-name="Standard">&gt;&gt; }</text:p>
      <text:p text:style-name="Standard">&gt;&gt; '@</text:p>
      <text:p text:style-name="Standard">PS C:\Users\Chris&gt;</text:p>
      <text:p text:style-name="Standard">PS C:\Users\Chris&gt; # HH/tools/cli-utils.ps1</text:p>
      <text:p text:style-name="Standard">PS C:\Users\Chris&gt; W (Join-Path $HH 'cli-utils.ps1') @'</text:p>
      <text:p text:style-name="Standard">&gt;&gt; param([string]$Repo)</text:p>
      <text:p text:style-name="Standard">&gt;&gt; function Resolve-GitRoot([string]$hint){</text:p>
      <text:p text:style-name="Standard">&gt;&gt; <text:s text:c="2"/>try{ $start = if($hint){ $hint } else { (Get-Location).Path }</text:p>
      <text:p text:style-name="Standard">&gt;&gt; <text:s text:c="7"/>Push-Location $start; $root = (&amp; git rev-parse --show-toplevel 2&gt;$null); Pop-Location</text:p>
      <text:p text:style-name="Standard">&gt;&gt; <text:s text:c="7"/>if($LASTEXITCODE -eq 0 -and $root){ return $root } } catch {}</text:p>
      <text:p text:style-name="Standard">&gt;&gt; <text:s text:c="2"/>return $null</text:p>
      <text:p text:style-name="Standard">&gt;&gt; }</text:p>
      <text:p text:style-name="Standard">&gt;&gt; function Write-ProgressEcho{ param([string]$Phase,[string]$Detail="")</text:p>
      <text:p text:style-name="Standard">&gt;&gt; <text:s text:c="2"/>$ts = (Get-Date).ToString("HH:mm:ss"); Write-Host ("[{0}] {1,-10} {2}" -f $ts,$Phase,$Detail)</text:p>
      <text:p text:style-name="Standard">&gt;&gt; }</text:p>
      <text:p text:style-name="Standard">&gt;&gt; function Invoke-WithSpinner {</text:p>
      <text:p text:style-name="Standard">&gt;&gt; <text:s text:c="2"/>[CmdletBinding()]</text:p>
      <text:p text:style-name="Standard">&gt;&gt; <text:s text:c="2"/>param([Parameter(Mandatory)][scriptblock]$ScriptBlock,[string]$Label="Working",[int]$PulseMs=200)</text:p>
      <text:p text:style-name="Standard">&gt;&gt; <text:s text:c="2"/>$frames = @('|','/','-','\'); $i=0; $start=Get-Date</text:p>
      <text:p text:style-name="Standard">&gt;&gt; <text:s text:c="2"/>$job=Start-Job -ScriptBlock $ScriptBlock</text:p>
      <text:p text:style-name="Standard">&gt;&gt; <text:s text:c="2"/>while($job.State -eq 'Running'){</text:p>
      <text:p text:style-name="Standard">&gt;&gt; <text:s text:c="4"/>$secs=[int]((Get-Date)-$start).TotalSeconds; $f=$frames[$i%$frames.Count]</text:p>
      <text:p text:style-name="Standard">&gt;&gt; <text:s text:c="4"/>Write-Host ("{0} {1,2}s {2}" -f $Label,$secs,$f) -NoNewline</text:p>
      <text:p text:style-name="Standard">&gt;&gt; <text:s text:c="4"/>Start-Sleep -Milliseconds $PulseMs; Write-Host "`r" -NoNewline; $i++</text:p>
      <text:p text:style-name="Standard">&gt;&gt; <text:s text:c="2"/>}</text:p>
      <text:p text:style-name="Standard">&gt;&gt; <text:s text:c="2"/>Receive-Job $job -Wait -AutoRemoveJob</text:p>
      <text:p text:style-name="Standard"><text:soft-page-break/>&gt;&gt; }</text:p>
      <text:p text:style-name="Standard">&gt;&gt; function Git-Push-Spun { param([string]$Repo)</text:p>
      <text:p text:style-name="Standard">&gt;&gt; <text:s text:c="2"/>$root=Resolve-GitRoot $Repo; if(-not $root){throw "Not in a git repo and no -Repo given."}</text:p>
      <text:p text:style-name="Standard">&gt;&gt; <text:s text:c="2"/>Push-Location $root; Write-ProgressEcho "git" "push → $(Split-Path $root -Leaf)"</text:p>
      <text:p text:style-name="Standard">&gt;&gt; <text:s text:c="2"/>Invoke-WithSpinner { git push } -Label "Pushing"; Pop-Location; Write-ProgressEcho "done" "push complete"</text:p>
      <text:p text:style-name="Standard">&gt;&gt; }</text:p>
      <text:p text:style-name="Standard">&gt;&gt; function Git-Pull-Spun { param([string]$Repo)</text:p>
      <text:p text:style-name="Standard">&gt;&gt; <text:s text:c="2"/>$root=Resolve-GitRoot $Repo; if(-not $root){throw "Not in a git repo and no -Repo given."}</text:p>
      <text:p text:style-name="Standard">&gt;&gt; <text:s text:c="2"/>Push-Location $root; Write-ProgressEcho "git" "pull --rebase ← $(Split-Path $root -Leaf)"</text:p>
      <text:p text:style-name="Standard">&gt;&gt; <text:s text:c="2"/>Invoke-WithSpinner { git pull --rebase } -Label "Pulling"; Pop-Location; Write-ProgressEcho "done" "pull complete"</text:p>
      <text:p text:style-name="Standard">&gt;&gt; }</text:p>
      <text:p text:style-name="Standard">&gt;&gt; '@</text:p>
      <text:p text:style-name="Standard">PS C:\Users\Chris&gt;</text:p>
      <text:p text:style-name="Standard">PS C:\Users\Chris&gt; Write-Host "✓ S5 payload B+C written under $Pay"</text:p>
      <text:p text:style-name="Standard">✓ S5 payload B+C written under C:\Users\Chris\Downloads\SpankyMVP\Spanky_BPOE-A1_20251008_000000\payload</text:p>
      <text:p text:style-name="Standard">PS C:\Users\Chris&gt; # DO-S6 — Diagrams + Finalize (counts, checksums, manifest, out.txt)</text:p>
      <text:p text:style-name="Standard">PS C:\Users\Chris&gt; Set-StrictMode -Version Latest; $ErrorActionPreference='Stop'</text:p>
      <text:p text:style-name="Standard">PS C:\Users\Chris&gt; $Base <text:s text:c="2"/>= Join-Path $HOME 'Downloads\SpankyMVP'</text:p>
      <text:p text:style-name="Standard">PS C:\Users\Chris&gt; $Pack <text:s text:c="2"/>= Join-Path $Base 'Spanky_BPOE-A1_20251008_000000'</text:p>
      <text:p text:style-name="Standard">PS C:\Users\Chris&gt; $Pay <text:s text:c="3"/>= Join-Path $Pack 'payload'</text:p>
      <text:p text:style-name="Standard">PS C:\Users\Chris&gt; $Dia <text:s text:c="3"/>= Join-Path $Pay <text:s/>'diagrams'</text:p>
      <text:p text:style-name="Standard">PS C:\Users\Chris&gt; $Tpl <text:s text:c="3"/>= Join-Path $Dia <text:s/>'templates'</text:p>
      <text:p text:style-name="Standard">PS C:\Users\Chris&gt; $OutSp <text:s/>= Join-Path $Pack '_spanky'</text:p>
      <text:p text:style-name="Standard">PS C:\Users\Chris&gt; New-Item -ItemType Directory -Force $Dia,$Tpl | Out-Null</text:p>
      <text:p text:style-name="Standard">PS C:\Users\Chris&gt; function W([string]$p,[string]$t){ New-Item -ItemType Directory -Force (Split-Path $p) | Out-Null; [IO.File]::WriteAllText($p,$t,[Text.UTF8Encoding]::new($false)) }</text:p>
      <text:p text:style-name="Standard">PS C:\Users\Chris&gt;</text:p>
      <text:p text:style-name="Standard">PS C:\Users\Chris&gt; # Convert-DiagramJsonToMermaid.ps1</text:p>
      <text:p text:style-name="Standard">PS C:\Users\Chris&gt; W (Join-Path $Dia 'Convert-DiagramJsonToMermaid.ps1') @'</text:p>
      <text:p text:style-name="Standard">&gt;&gt; param(</text:p>
      <text:p text:style-name="Standard">&gt;&gt; <text:s text:c="2"/>[Parameter(Mandatory=$true)][string]$InputJson,</text:p>
      <text:p text:style-name="Standard">&gt;&gt; <text:s text:c="2"/>[Parameter(Mandatory=$true)][string]$OutMermaid,</text:p>
      <text:p text:style-name="Standard">&gt;&gt; <text:s text:c="2"/>[ValidateSet("TB","LR","BT","RL")][string]$Direction = "LR",</text:p>
      <text:p text:style-name="Standard">&gt;&gt; <text:s text:c="2"/>[string]$Title = ""</text:p>
      <text:p text:style-name="Standard">&gt;&gt; )</text:p>
      <text:p text:style-name="Standard">&gt;&gt; Set-StrictMode -Version Latest; $ErrorActionPreference='Stop'</text:p>
      <text:p text:style-name="Standard"><text:soft-page-break/>&gt;&gt; if(!(Test-Path $InputJson)){ throw "Input not found: $InputJson" }</text:p>
      <text:p text:style-name="Standard">&gt;&gt; $data = Get-Content -Raw -LiteralPath $InputJson | ConvertFrom-Json</text:p>
      <text:p text:style-name="Standard">&gt;&gt; $dir = if($data.direction){ $data.direction } else { $Direction }</text:p>
      <text:p text:style-name="Standard">&gt;&gt; $title = if($data.title){ $data.title } else { $Title }</text:p>
      <text:p text:style-name="Standard">&gt;&gt; $lines = @()</text:p>
      <text:p text:style-name="Standard">&gt;&gt; if($title){ $lines += "%% $title" }</text:p>
      <text:p text:style-name="Standard">&gt;&gt; $lines += "flowchart $dir"</text:p>
      <text:p text:style-name="Standard">&gt;&gt; foreach($n in $data.nodes){</text:p>
      <text:p text:style-name="Standard">&gt;&gt; <text:s text:c="2"/>$id = $n.id</text:p>
      <text:p text:style-name="Standard">&gt;&gt; <text:s text:c="2"/>$label = ($n.label ?? "$id") -replace '"','\"'</text:p>
      <text:p text:style-name="Standard">&gt;&gt; <text:s text:c="2"/>$lines += (" <text:s/>{0}(""\"{1}\""")" -f $id, $label)</text:p>
      <text:p text:style-name="Standard">&gt;&gt; }</text:p>
      <text:p text:style-name="Standard">&gt;&gt; foreach($e in $data.edges){</text:p>
      <text:p text:style-name="Standard">&gt;&gt; <text:s text:c="2"/>$from = $e.from; $to = $e.to; $lbl = $e.label</text:p>
      <text:p text:style-name="Standard">&gt;&gt; <text:s text:c="2"/>if([string]::IsNullOrWhiteSpace($lbl)){ $lines += (" <text:s/>{0} --&gt; {1}" -f $from, $to) }</text:p>
      <text:p text:style-name="Standard">&gt;&gt; <text:s text:c="2"/>else { $lbl = $lbl -replace '"','\"'; $lines += (" <text:s/>{0} -- ""{1}"" --&gt; {2}" -f $from, $lbl, $to) }</text:p>
      <text:p text:style-name="Standard">&gt;&gt; }</text:p>
      <text:p text:style-name="Standard">&gt;&gt; $mm = $lines -join "`r`n"</text:p>
      <text:p text:style-name="Standard">&gt;&gt; New-Item -ItemType Directory -Force (Split-Path $OutMermaid) | Out-Null</text:p>
      <text:p text:style-name="Standard">&gt;&gt; [System.IO.File]::WriteAllText($OutMermaid,$mm,[System.Text.UTF8Encoding]::new($false))</text:p>
      <text:p text:style-name="Standard">&gt;&gt; Write-Host "✓ Mermaid: $OutMermaid"</text:p>
      <text:p text:style-name="Standard">&gt;&gt; '@</text:p>
      <text:p text:style-name="Standard">PS C:\Users\Chris&gt;</text:p>
      <text:p text:style-name="Standard">PS C:\Users\Chris&gt; # diagram-viewer.html (Mermaid via CDN)</text:p>
      <text:p text:style-name="Standard">PS C:\Users\Chris&gt; W (Join-Path $Tpl 'diagram-viewer.html') @'</text:p>
      <text:p text:style-name="Standard">&gt;&gt; &lt;!doctype html&gt;&lt;html lang="en"&gt;&lt;head&gt;&lt;meta charset="utf-8"/&gt;</text:p>
      <text:p text:style-name="Standard">&gt;&gt; &lt;title&gt;{{TITLE}}&lt;/title&gt;&lt;meta name="viewport" content="width=device-width,initial-scale=1"/&gt;</text:p>
      <text:p text:style-name="Standard">&gt;&gt; &lt;style&gt;</text:p>
      <text:p text:style-name="Standard">&gt;&gt; body{font:14px/1.4 system-ui,Segoe UI,Arial;margin:0;padding:24px;background:#0b0b12;color:#eaf6ff}</text:p>
      <text:p text:style-name="Standard">&gt;&gt; .frame{background:#0e0e19;border-radius:16px;padding:16px;box-shadow:0 12px 48px #0006}</text:p>
      <text:p text:style-name="Standard">&gt;&gt; .title{font-weight:700;margin:0 0 12px 0}</text:p>
      <text:p text:style-name="Standard">&gt;&gt; .mermaid{background:#0b0b12;border-radius:12px;padding:8px;overflow:auto}</text:p>
      <text:p text:style-name="Standard">&gt;&gt; .controls{margin:10px 0 20px 0;display:flex;gap:8px;align-items:center}</text:p>
      <text:p text:style-name="Standard">&gt;&gt; .controls input[type=text]{background:#141427;color:#eaf6ff;border:1px solid #2a2a55;border-radius:8px;padding:6px 10px;min-width:240px}</text:p>
      <text:p text:style-name="Standard">&gt;&gt; .controls button{background:#243a65;color:#fff;border:0;border-radius:8px;padding:6px 10px;cursor:pointer}</text:p>
      <text:p text:style-name="Standard"><text:soft-page-break/>&gt;&gt; .controls button:hover{filter:brightness(1.1)}</text:p>
      <text:p text:style-name="Standard">&gt;&gt; &lt;/style&gt;&lt;/head&gt;&lt;body&gt;</text:p>
      <text:p text:style-name="Standard">&gt;&gt; &lt;div class="frame"&gt;&lt;h1 class="title"&gt;{{TITLE}}&lt;/h1&gt;</text:p>
      <text:p text:style-name="Standard">&gt;&gt; &lt;div class="controls"&gt;</text:p>
      <text:p text:style-name="Standard">&gt;&gt; <text:s text:c="2"/>&lt;input id="mmInput" type="text" placeholder="Paste Mermaid here or use ?mmd=... or ?file=diagram.mmd"/&gt;</text:p>
      <text:p text:style-name="Standard">&gt;&gt; <text:s text:c="2"/>&lt;button id="render"&gt;Render&lt;/button&gt;</text:p>
      <text:p text:style-name="Standard">&gt;&gt; <text:s text:c="2"/>&lt;button id="downloadSvg"&gt;Download SVG&lt;/button&gt;</text:p>
      <text:p text:style-name="Standard">&gt;&gt; &lt;/div&gt;</text:p>
      <text:p text:style-name="Standard">&gt;&gt; &lt;div class="mermaid" id="mmd"&gt;flowchart LR</text:p>
      <text:p text:style-name="Standard">&gt;&gt; <text:s text:c="2"/>A("Ready")</text:p>
      <text:p text:style-name="Standard">&gt;&gt; <text:s text:c="2"/>--&gt; B("Click Render")&lt;/div&gt;&lt;/div&gt;</text:p>
      <text:p text:style-name="Standard">&gt;&gt; &lt;script src="https://cdn.jsdelivr.net/npm/mermaid@10/dist/mermaid.min.js"&gt;&lt;/script&gt;</text:p>
      <text:p text:style-name="Standard">&gt;&gt; &lt;script&gt;</text:p>
      <text:p text:style-name="Standard">&gt;&gt; mermaid.initialize({ startOnLoad:true, securityLevel:'loose', theme:'dark' });</text:p>
      <text:p text:style-name="Standard">&gt;&gt; function getParam(k){ return new URLSearchParams(location.search).get(k); }</text:p>
      <text:p text:style-name="Standard">&gt;&gt; async function loadFile(rel){ try{ const r=await fetch(rel); return await r.text(); }catch(e){ return null; } }</text:p>
      <text:p text:style-name="Standard">&gt;&gt; (async function(){</text:p>
      <text:p text:style-name="Standard">&gt;&gt; <text:s text:c="2"/>let fromParam = getParam('mmd'), fromFile = getParam('file');</text:p>
      <text:p text:style-name="Standard">&gt;&gt; <text:s text:c="2"/>if(fromParam){ mmd.textContent = decodeURIComponent(fromParam); mermaid.run(); }</text:p>
      <text:p text:style-name="Standard">&gt;&gt; <text:s text:c="2"/>else if(fromFile){ let t = await loadFile(fromFile); if(t){ mmd.textContent = t; mermaid.run(); } }</text:p>
      <text:p text:style-name="Standard">&gt;&gt; })();</text:p>
      <text:p text:style-name="Standard">&gt;&gt; render.addEventListener('click', ()=&gt;{ const t = mmInput.value.trim(); if(!t)return; mmd.textContent=t; mermaid.run(); });</text:p>
      <text:p text:style-name="Standard">&gt;&gt; downloadSvg.addEventListener('click', ()=&gt;{ const svg=document.querySelector('.mermaid svg'); if(!svg)return;</text:p>
      <text:p text:style-name="Standard">&gt;&gt; <text:s text:c="2"/>const b=new Blob([svg.outerHTML],{type:'image/svg+xml;charset=utf-8'}); const a=document.createElement('a');</text:p>
      <text:p text:style-name="Standard">&gt;&gt; <text:s text:c="2"/>a.href=URL.createObjectURL(b); a.download=(document.title||'diagram')+'.svg'; a.click(); URL.revokeObjectURL(a.href); });</text:p>
      <text:p text:style-name="Standard">&gt;&gt; &lt;/script&gt;&lt;/body&gt;&lt;/html&gt;</text:p>
      <text:p text:style-name="Standard">&gt;&gt; '@</text:p>
      <text:p text:style-name="Standard">PS C:\Users\Chris&gt;</text:p>
      <text:p text:style-name="Standard">PS C:\Users\Chris&gt; # sample JSON diagram + built artifacts</text:p>
      <text:p text:style-name="Standard">PS C:\Users\Chris&gt; $SampleJson = Join-Path $Dia 'samples\hello.json'</text:p>
      <text:p text:style-name="Standard">PS C:\Users\Chris&gt; $OutDir <text:s text:c="4"/>= Join-Path $Dia 'out'</text:p>
      <text:p text:style-name="Standard">PS C:\Users\Chris&gt; New-Item -ItemType Directory -Force (Split-Path $SampleJson),$OutDir | Out-Null</text:p>
      <text:p text:style-name="Standard">PS C:\Users\Chris&gt; [IO.File]::WriteAllText($SampleJson, @'</text:p>
      <text:p text:style-name="Standard"><text:soft-page-break/>&gt;&gt; { "id":"coagent-arch-hello","title":"CoAgent Minimal Box/Arrow","direction":"LR",</text:p>
      <text:p text:style-name="Standard">&gt;&gt; <text:s text:c="2"/>"nodes":[ {"id":"user","label":"User"},{"id":"coagent","label":"CoAgent App"},{"id":"cocivium","label":"CoCivium.org"} ],</text:p>
      <text:p text:style-name="Standard">&gt;&gt; <text:s text:c="2"/>"edges":[ {"from":"user","to":"coagent","label":"opens"},{"from":"coagent","to":"cocivium","label":"congruence"} ] }</text:p>
      <text:p text:style-name="Standard">&gt;&gt; '@, [Text.UTF8Encoding]::new($false))</text:p>
      <text:p text:style-name="Standard">PS C:\Users\Chris&gt; $Conv = Join-Path $Dia 'Convert-DiagramJsonToMermaid.ps1'</text:p>
      <text:p text:style-name="Standard">PS C:\Users\Chris&gt; $Mmd <text:s/>= Join-Path $OutDir 'hello.mmd'</text:p>
      <text:p text:style-name="Standard">PS C:\Users\Chris&gt; &amp; pwsh -NoProfile -ExecutionPolicy Bypass -File $Conv -InputJson $SampleJson -OutMermaid $Mmd | Out-Null</text:p>
      <text:p text:style-name="Standard">PS C:\Users\Chris&gt; $html = (Get-Content -Raw -LiteralPath (Join-Path $Tpl 'diagram-viewer.html')).Replace('{{TITLE}}','hello')</text:p>
      <text:p text:style-name="Standard">PS C:\Users\Chris&gt; $html = $html.Replace("flowchart LR`n <text:s/>A(""Ready"")`n <text:s/>--&gt; B(""Click Render"")", (Get-Content -Raw -LiteralPath $Mmd))</text:p>
      <text:p text:style-name="Standard">Get-Content: Cannot find path 'C:\Users\Chris\Downloads\SpankyMVP\Spanky_BPOE-A1_20251008_000000\payload\diagrams\out\hello.mmd' because it does not exist.</text:p>
      <text:p text:style-name="Standard">PS C:\Users\Chris&gt; [IO.File]::WriteAllText((Join-Path $OutDir 'hello.html'), $html, [Text.UTF8Encoding]::new($false))</text:p>
      <text:p text:style-name="Standard">PS C:\Users\Chris&gt;</text:p>
      <text:p text:style-name="Standard">PS C:\Users\Chris&gt; # Finalize: counts, manifest, checksums, out.txt</text:p>
      <text:p text:style-name="Standard">PS C:\Users\Chris&gt; function Get-Sha256([string]$p){</text:p>
      <text:p text:style-name="Standard">&gt;&gt; <text:s text:c="2"/>$sha=[System.Security.Cryptography.SHA256]::Create()</text:p>
      <text:p text:style-name="Standard">&gt;&gt; <text:s text:c="2"/>$fs=[IO.File]::OpenRead($p)</text:p>
      <text:p text:style-name="Standard">&gt;&gt; <text:s text:c="2"/>try{ ($sha.ComputeHash($fs) | ForEach-Object ToString x2) -join '' } finally { $fs.Dispose(); $sha.Dispose() }</text:p>
      <text:p text:style-name="Standard">&gt;&gt; }</text:p>
      <text:p text:style-name="Standard">PS C:\Users\Chris&gt; $all = Get-ChildItem -Path $Pack -Recurse -File</text:p>
      <text:p text:style-name="Standard">PS C:\Users\Chris&gt; $manifest = @()</text:p>
      <text:p text:style-name="Standard">PS C:\Users\Chris&gt; $checks = @{}</text:p>
      <text:p text:style-name="Standard">PS C:\Users\Chris&gt; foreach($f in $all){</text:p>
      <text:p text:style-name="Standard">&gt;&gt; <text:s text:c="2"/>$rel = $f.FullName.Substring($Pack.Length).TrimStart('\','/')</text:p>
      <text:p text:style-name="Standard">&gt;&gt; <text:s text:c="2"/>$manifest += @{ path=$rel; bytes=$f.Length }</text:p>
      <text:p text:style-name="Standard">&gt;&gt; <text:s text:c="2"/>$checks[$rel] = @{ sha256 = (Get-Sha256 $f.FullName) }</text:p>
      <text:p text:style-name="Standard">&gt;&gt; }</text:p>
      <text:p text:style-name="Standard">PS C:\Users\Chris&gt; $wrap = [Text.Json.JsonSerializer]::Serialize($manifest, [Text.Json.JsonSerializerOptions]@{WriteIndented=$true})</text:p>
      <text:p text:style-name="Standard">PS C:\Users\Chris&gt; $chk <text:s/>= [Text.Json.JsonSerializer]::Serialize($checks, <text:s/>[Text.Json.JsonSerializerOptions]@{WriteIndented=$true})</text:p>
      <text:p text:style-name="Standard">PS C:\Users\Chris&gt; [IO.File]::WriteAllText((Join-Path $Pack '_spanky\_wrap.manifest.json'), $wrap, [Text.UTF8Encoding]::new($false))</text:p>
      <text:p text:style-name="Standard">PS C:\Users\Chris&gt; [IO.File]::WriteAllText((Join-Path $Pack '_spanky\checksums.json'), <text:s text:c="4"/><text:soft-page-break/>$chk, <text:s/>[Text.UTF8Encoding]::new($false))</text:p>
      <text:p text:style-name="Standard">PS C:\Users\Chris&gt;</text:p>
      <text:p text:style-name="Standard">PS C:\Users\Chris&gt; $transcripts = (Get-ChildItem -Path (Join-Path $Pack 'transcripts') -File -ErrorAction SilentlyContinue).Count</text:p>
      <text:p text:style-name="Standard">ParentContainsErrorRecordException: The property 'Count' cannot be found on this object. Verify that the property exists.</text:p>
      <text:p text:style-name="Standard">PS C:\Users\Chris&gt; $payload <text:s text:c="4"/>= (Get-ChildItem -Path (Join-Path $Pack 'payload') <text:s text:c="4"/>-File -Recurse -ErrorAction SilentlyContinue).Count</text:p>
      <text:p text:style-name="Standard">PS C:\Users\Chris&gt; $notes <text:s text:c="6"/>= (Get-ChildItem -Path (Join-Path $Pack 'notes') <text:s text:c="6"/>-File -Recurse -ErrorAction SilentlyContinue).Count</text:p>
      <text:p text:style-name="Standard">PS C:\Users\Chris&gt; $summaries <text:s text:c="2"/>= (Get-ChildItem -Path (Join-Path $Pack 'summaries') <text:s text:c="2"/>-File -Recurse -ErrorAction SilentlyContinue).Count</text:p>
      <text:p text:style-name="Standard">PS C:\Users\Chris&gt; $items <text:s text:c="6"/>= $all.Count</text:p>
      <text:p text:style-name="Standard">PS C:\Users\Chris&gt; $outLine <text:s text:c="4"/>= "[STATUS] items=$items transcripts=$transcripts payload=$payload notes=$notes summaries=$summaries"</text:p>
      <text:p text:style-name="Standard">InvalidOperation: The variable '$transcripts' cannot be retrieved because it has not been set.</text:p>
      <text:p text:style-name="Standard">PS C:\Users\Chris&gt; [IO.File]::WriteAllText((Join-Path $Pack '_spanky\out.txt'), $outLine, [Text.UTF8Encoding]::new($false))</text:p>
      <text:p text:style-name="Standard">InvalidOperation: The variable '$outLine' cannot be retrieved because it has not been set.</text:p>
      <text:p text:style-name="Standard">PS C:\Users\Chris&gt;</text:p>
      <text:p text:style-name="Standard">PS C:\Users\Chris&gt; Write-Host "✓ S6 diagrams + finalize complete"</text:p>
      <text:p text:style-name="Standard">✓ S6 diagrams + finalize complete</text:p>
      <text:p text:style-name="Standard">PS C:\Users\Chris&gt; Write-Host " <text:s/>$outLine"</text:p>
      <text:p text:style-name="Standard">InvalidOperation: The variable '$outLine' cannot be retrieved because it has not been set.</text:p>
      <text:p text:style-name="Standard">PS C:\Users\Chris&gt;</text:p>
      <text:p text:style-name="Standard">PS C:\Users\Chris&gt;</text:p>
      <text:p text:style-name="Standard">PS C:\Users\Chris&gt;</text:p>
      <text:p text:style-name="Standard">PS C:\Users\Chris&gt;</text:p>
      <text:p text:style-name="Standard">PS C:\Users\Chri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Palatino Linotype" svg:font-family="'Palatino Linotype'" style:font-family-generic="roman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alatino Linotype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k Ballard</meta:initial-creator>
    <meta:creation-date>2025-10-08T00:33:25.61</meta:creation-date>
    <meta:document-statistic meta:table-count="0" meta:image-count="0" meta:object-count="0" meta:page-count="17" meta:paragraph-count="584" meta:word-count="3544" meta:character-count="33206"/>
    <dc:date>2025-10-08T00:33:53.46</dc:date>
    <dc:creator>Rick Ballard</dc:creator>
    <meta:editing-duration>PT27S</meta:editing-duration>
    <meta:editing-cycles>1</meta:editing-cycles>
    <meta:generator>OpenOffice/4.1.15$Win32 OpenOffice.org_project/4115m2$Build-9813</meta:generator>
  </office:meta>
</office:document-meta>
</file>